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Standard">
      <style:paragraph-properties fo:margin-top="0cm" fo:margin-bottom="0.499cm" style:contextual-spacing="false" fo:text-align="center" style:justify-single-word="false"/>
      <style:text-properties fo:font-size="10pt" style:font-size-asian="10pt" style:font-size-complex="10pt"/>
    </style:style>
    <style:style style:name="P3" style:family="paragraph" style:parent-style-name="Text_20_body">
      <style:text-properties fo:font-size="10pt" style:font-size-asian="10pt" style:font-size-complex="10pt"/>
    </style:style>
    <style:style style:name="P4" style:family="paragraph" style:parent-style-name="Text_20_body" style:list-style-name="L1">
      <style:text-properties fo:font-size="10pt" style:font-size-asian="10pt" style:font-size-complex="10pt"/>
    </style:style>
    <style:style style:name="P5" style:family="paragraph" style:parent-style-name="Text_20_body">
      <style:paragraph-properties fo:margin-top="0cm" fo:margin-bottom="0cm" style:contextual-spacing="false"/>
      <style:text-properties fo:font-size="10pt" style:font-size-asian="10pt" style:font-size-complex="10pt"/>
    </style:style>
    <style:style style:name="P6" style:family="paragraph" style:parent-style-name="Text_20_body" style:list-style-name="L1">
      <style:paragraph-properties fo:margin-top="0cm" fo:margin-bottom="0cm" style:contextual-spacing="false"/>
      <style:text-properties fo:font-size="10pt" style:font-size-asian="10pt" style:font-size-complex="10pt"/>
    </style:style>
    <style:style style:name="P7" style:family="paragraph" style:parent-style-name="Preformatted_20_Text">
      <style:text-properties fo:font-size="10pt" style:font-size-asian="10pt" style:font-size-complex="10pt"/>
    </style:style>
    <style:style style:name="P8" style:family="paragraph" style:parent-style-name="Preformatted_20_Text">
      <style:paragraph-properties fo:margin-top="0cm" fo:margin-bottom="0.499cm" style:contextual-spacing="false"/>
      <style:text-properties fo:font-size="10pt" style:font-size-asian="10pt" style:font-size-complex="10pt"/>
    </style:style>
    <style:style style:name="T1"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 Taxi</text:p>
      <text:p text:style-name="P1">time limit per test</text:p>
      <text:p text:style-name="P1">3 seconds</text:p>
      <text:p text:style-name="P1">memory limit per test</text:p>
      <text:p text:style-name="P1">256 megabytes</text:p>
      <text:p text:style-name="P1">input</text:p>
      <text:p text:style-name="P1">standard input</text:p>
      <text:p text:style-name="P1">output</text:p>
      <text:p text:style-name="P2">standard output</text:p>
      <text:p text:style-name="P3">After the lessons <text:span text:style-name="T1">n</text:span> groups of schoolchildren went outside and decided to visit Polycarpus to celebrate his birthday. We know that the <text:span text:style-name="T1">i</text:span>-th group consists of <text:span text:style-name="T1">si</text:span> friends (1 ≤ <text:span text:style-name="T1">si</text:span> ≤ 4), and they want to go to Polycarpus together. They decided to get there by taxi. Each car can carry at most four passengers. What minimum number of cars will the children need if all members of each group should ride in the same taxi (but one taxi can take more than one group)?</text:p>
      <text:p text:style-name="P3">Input</text:p>
      <text:p text:style-name="P3">The first line contains integer <text:span text:style-name="T1">n</text:span> (1 ≤ <text:span text:style-name="T1">n</text:span> ≤ 105) — the number of groups of schoolchildren. The second line contains a sequence of integers <text:span text:style-name="T1">s</text:span>1, <text:span text:style-name="T1">s</text:span>2, ..., <text:span text:style-name="T1">sn</text:span> (1 ≤ <text:span text:style-name="T1">si</text:span> ≤ 4). The integers are separated by a space, <text:span text:style-name="T1">si</text:span> is the number of children in the <text:span text:style-name="T1">i</text:span>-th group.</text:p>
      <text:p text:style-name="P3">Output</text:p>
      <text:p text:style-name="P3">Print the single number — the minimum number of taxis necessary to drive all children to Polycarpus.</text:p>
      <text:p text:style-name="P5">Sample test(s)</text:p>
      <text:p text:style-name="P3">Input</text:p>
      <text:p text:style-name="P7">5</text:p>
      <text:p text:style-name="P8">1 2 4 3 3</text:p>
      <text:p text:style-name="P3">Output</text:p>
      <text:p text:style-name="P8">4</text:p>
      <text:p text:style-name="P3">Input</text:p>
      <text:p text:style-name="P7">8</text:p>
      <text:p text:style-name="P8">2 3 4 4 2 1 3 1</text:p>
      <text:p text:style-name="P3">Output</text:p>
      <text:p text:style-name="P8">5</text:p>
      <text:p text:style-name="P3">Note</text:p>
      <text:p text:style-name="P3">In the first test we can sort the children into four cars like this:</text:p>
      <text:list xml:id="list8092051514786198427" text:style-name="L1">
        <text:list-item>
          <text:p text:style-name="P6">the third group (consisting of four children), </text:p>
        </text:list-item>
        <text:list-item>
          <text:p text:style-name="P6">the fourth group (consisting of three children), </text:p>
        </text:list-item>
        <text:list-item>
          <text:p text:style-name="P6">the fifth group (consisting of three children), </text:p>
        </text:list-item>
        <text:list-item>
          <text:p text:style-name="P4">the first and the second group (consisting of one and two children, correspondingly). </text:p>
        </text:list-item>
      </text:list>
      <text:p text:style-name="P3">There are other ways to sort the groups into four ca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2:30:28.516659678</meta:creation-date>
    <dc:date>2015-11-08T12:31:49.540829215</dc:date>
    <meta:editing-duration>P0D</meta:editing-duration>
    <meta:editing-cycles>1</meta:editing-cycles>
    <meta:document-statistic meta:table-count="0" meta:image-count="0" meta:object-count="0" meta:page-count="1" meta:paragraph-count="32" meta:word-count="262" meta:character-count="1357" meta:non-whitespace-character-count="1125"/>
    <meta:generator>LibreOffice/4.2.8.2$Linux_X86_64 LibreOffice_project/420m0$Build-2</meta:generator>
  </office:meta>
</office:document-meta>
</file>